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5cm" fo:min-width="3.58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1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24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24pt" fo:font-weight="350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6cm" svg:height="2.083cm" svg:x="1cm" svg:y="1.429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2" draw:text-style-name="P3" draw:layer="layout" svg:width="0.889cm" svg:height="1.267cm" svg:x="9.028cm" svg:y="1.836cm">
          <draw:text-box>
            <text:p text:style-name="P2">x</text:p>
          </draw:text-box>
        </draw:frame>
        <draw:frame draw:style-name="gr3" draw:text-style-name="P4" draw:layer="layout" svg:width="0.879cm" svg:height="0.962cm" svg:x="4.615cm" svg:y="3.365cm">
          <draw:text-box>
            <text:p>d</text:p>
          </draw:text-box>
        </draw:frame>
        <draw:line draw:style-name="gr4" draw:text-style-name="P1" draw:layer="layout" svg:x1="9.16cm" svg:y1="1.406cm" svg:x2="1cm" svg:y2="1.406cm">
          <text:p/>
        </draw:line>
        <draw:frame draw:style-name="gr5" draw:text-style-name="P4" draw:layer="layout" svg:width="0.815cm" svg:height="0.962cm" svg:x="5.823cm" svg:y="1.308cm">
          <draw:text-box>
            <text:p><text:span text:style-name="T1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08:42:11.373238655</meta:creation-date>
    <dc:date>2019-10-29T08:56:53.583325270</dc:date>
    <meta:editing-duration>PT14M42S</meta:editing-duration>
    <meta:editing-cycles>1</meta:editing-cycles>
    <meta:document-statistic meta:object-count="5"/>
    <meta:generator>LibreOffice/5.1.6.2$Linux_X86_64 LibreOffice_project/10m0$Build-2</meta:generator>
  </office:meta>
</office:document-meta>
</file>